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style:text-overline-style="none" style:text-overline-color="font-color" fo:color="#000000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/>
    </style:style>
    <style:style style:name="T2" style:family="text">
      <style:text-properties style:text-overline-style="none" style:text-overline-color="font-color" fo:color="#000000" fo:language="es" fo:country="ES" style:text-line-through-mode="continuous" fo:text-shadow="none" style:text-outline="false" fo:font-style="normal" style:text-line-through-type="none" style:text-underline-style="none" style:text-underline-color="font-color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size-complex="10pt" style:font-size-asian="10pt" style:font-name-complex="FreeSans" style:font-name="Liberation Sans" fo:font-weight="bold" style:font-weight-asian="bold" style:font-weight-complex="bold"/>
    </style:style>
    <style:style style:name="T3" style:family="text">
      <style:text-properties style:text-overline-style="none" style:text-overline-color="font-color" fo:color="#000000" fo:language="es" fo:country="ES" style:text-line-through-mode="continuous" fo:text-shadow="none" style:text-outline="false" fo:font-style="normal" style:text-line-through-type="none" style:text-underline-style="none" style:text-underline-color="font-color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size-complex="10pt" style:font-size-asian="10pt" style:font-name-complex="FreeSans" style:font-name="Liberation Sans" fo:font-weight="normal" style:font-weight-asian="normal" style:font-weight-complex="normal"/>
    </style:style>
    <style:style style:name="T4" style:family="text">
      <style:text-properties style:font-style-complex="normal" style:font-relief="none" style:font-weight-complex="normal" style:font-size-complex="10pt" style:font-name-complex="FreeSans" style:language-complex="hi" style:country-complex="IN" fo:language="es" fo:country="ES" fo:text-shadow="none" fo:font-style="normal" style:text-underline-style="none" style:text-underline-color="font-color" fo:font-size="10pt" fo:color="#000000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26"/>
        <table:table-column table:style-name="co3" table:default-cell-style-name="ce61"/>
        <table:table-column table:style-name="co4" table:default-cell-style-name="ce61"/>
        <table:table-column table:style-name="co5" table:default-cell-style-name="ce26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Atender Audi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 Conflictuado, Conciliador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be de haber un caso de Conciliación activo y se haya designado la hora y fecha de la audiencia, pudiendo el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Usuario Conflictuado ingresar a la sala de Audiencia hasta 5 minutos antes de la hora especificada. Dirigirse a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la pestaña “Casos Conciliación”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contará la Audiencia permitiendo el registro de hasta 3 Audiencias máximo bajo condiciones normales,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en el caso contrario de ser atendida la Audiencia como consecuencia de una suspensión podrá realizarse 3 máximo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hasta la conclusión con el documento Acta de Audiencia o la emisión de un Dictamen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20" office:value-type="date" office:date-value="2019-10-20" calcext:value-type="date">
            <text:p>20/10/19</text:p>
          </table:table-cell>
          <table:table-cell table:style-name="ce45" office:value-type="string" calcext:value-type="string">
            <text:p>Versión:</text:p>
          </table:table-cell>
          <table:table-cell table:style-name="ce22" office:value-type="string" calcext:value-type="string">
            <text:p>V 1,0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Usuario Conflictuado atienda a la Audiencia, propia de un proceso de Conciliación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1">El Usuario Conflicutado seleccionará el caso con estado </text:span><text:span text:style-name="T2">Activo </text:span><text:span text:style-name="T3">y escogerá “Abrir Caso”, dentro de la pestaña escogerá la opción “Atender</text:span>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<text:span text:style-name="T4">Audiencia”, </text:span>opción que solo se activará hasta 5 minutos antes de la cita especificada. El sistema mostrará una pestaña que será una sala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de Audiencia, en la cual se mostrarán las partes activas conectadas y la opción de “Salir de Sala”. En el marco principal se mostrará una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interfaz típica de un chat que tendrá en la parte inferior un campo para la adición de texto, y un botón para publicar el mensaje al chat.</text:p>
          </table:table-cell>
          <table:covered-table-cell table:number-columns-repeated="5" table:style-name="ce58"/>
        </table:table-row>
        <table:table-row table:style-name="ro2">
          <table:table-cell table:style-name="ce5" office:value-type="string" calcext:value-type="string" table:number-columns-spanned="6" table:number-rows-spanned="1">
            <text:p>Una vez que la Audiencia se de por terminada un mensaje aparecerá en el chat con un enlace al Acta de Audiencia realizada por el Conci-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liador; En el mensaje se muestran dos botones referentes al acuerdo a lo expresado en el Acta, el Usuario Conflictuado escoge algua op-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ción, “Acuerdo” o “Desacuerdo”. Una vez las dos parte confirmen el Acta un mensaje aparecerá en el chat informando el fin de la Audiencia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así también se deshabilita el campo para escribir mensajes y desparece el botón para publicarlos, finalmente se dejan de mostrar las par-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tes conectadas a la sala</text:p>
          </table:table-cell>
          <table:covered-table-cell table:number-columns-repeated="5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Conflictuado posa el mouse sobre el Asunto del</text:p>
          </table:table-cell>
          <table:covered-table-cell/>
          <table:table-cell table:style-name="ce9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 botón “Abrir Caso”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<text:span text:style-name="T5">caso y </text:span>estado <text:span text:style-name="T6">Activo </text:span><text:span text:style-name="T7">que desea abrir</text:span></text:p>
          </table:table-cell>
          <table:covered-table-cell/>
          <table:table-cell table:style-name="ce9"/>
          <table:table-cell table:number-columns-spanned="2" table:number-rows-spanned="1"/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Usuario Conflictuado pulsa el botón “Abrir Caso”</text:p>
          </table:table-cell>
          <table:covered-table-cell/>
          <table:table-cell table:style-name="ce21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 pestaña donde se muestra el conte-</text:p>
          </table:table-cell>
          <table:covered-table-cell table:style-name="Default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nido del Caso de Conciliación, incluyendo los Document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aportados por las partes, generación de documentos pro-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pios del proceso de Conciliación y otras opciones inheren-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tes a las funciones del Conciliador y el caso mismo. Dentro</text:p>
          </table:table-cell>
          <table:covered-table-cell/>
        </table:table-row>
        <table:table-row table:style-name="ro2">
          <table:table-cell table:style-name="Default"/>
          <table:table-cell table:style-name="ce29" table:number-columns-spanned="2" table:number-rows-spanned="1"/>
          <table:covered-table-cell table:style-name="Default"/>
          <table:table-cell table:style-name="ce9"/>
          <table:table-cell office:value-type="string" calcext:value-type="string" table:number-columns-spanned="2" table:number-rows-spanned="1">
            <text:p>de estas opciones existe la opción “Atender Audiencia”, la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cual solo se activa 5 minutos antes de la hora especificada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en la cita de la Audiencia</text:p>
          </table:table-cell>
          <table:covered-table-cell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Usuario Conflictuado escoge “Atender Audiencia”</text:p>
          </table:table-cell>
          <table:covered-table-cell/>
          <table:table-cell table:style-name="ce9"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muestra una pestaña llamada Sala de Audiencia</text:p>
          </table:table-cell>
          <table:covered-table-cell/>
        </table:table-row>
        <table:table-row table:style-name="ro2">
          <table:table-cell table:style-name="ce9"/>
          <table:table-cell table:style-name="ce31" table:number-columns-spanned="2" table:number-rows-spanned="1"/>
          <table:covered-table-cell table:style-name="ce62"/>
          <table:table-cell table:style-name="ce9"/>
          <table:table-cell office:value-type="string" calcext:value-type="string" table:number-columns-spanned="2" table:number-rows-spanned="1">
            <text:p>mostrando la opción de “Salir de sala”, una sección lateral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derecha que expone los documentos aportados por las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9"/>
          <table:table-cell table:style-name="ce31" office:value-type="string" calcext:value-type="string" table:number-columns-spanned="2" table:number-rows-spanned="1">
            <text:p>partes, y en la parte inferior las partes activas conectadas</text:p>
          </table:table-cell>
          <table:covered-table-cell table:style-name="ce62"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a la sala de Audiencia. La sección central que ocupa la ma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yor parte de la pantalla se ubica el Chat, con una sección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inferior conformada por un campo donde se pueden ingre-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sar los mensajes para ser publicados en el chat, y un botón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útil para publicar el mensaje en el chat</text:p>
          </table:table-cell>
          <table:covered-table-cell/>
        </table:table-row>
        <table:table-row table:style-name="ro2">
          <table:table-cell table:style-name="ce19"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Usuario Conflictuado manda mensajes ingresando el</text:p>
          </table:table-cell>
          <table:covered-table-cell/>
          <table:table-cell table:style-name="ce19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muestra el mensaje mandado acomodándolos</text:p>
          </table:table-cell>
          <table:covered-table-cell/>
        </table:table-row>
        <table:table-row table:style-name="ro2">
          <table:table-cell table:style-name="ce9"/>
          <table:table-cell office:value-type="string" calcext:value-type="string" table:number-columns-spanned="2" table:number-rows-spanned="1">
            <text:p>mensaje en el campo de texto y publicándolo al presionar el</text:p>
          </table:table-cell>
          <table:covered-table-cell/>
          <table:table-cell table:style-name="ce19"/>
          <table:table-cell office:value-type="string" calcext:value-type="string" table:number-columns-spanned="2" table:number-rows-spanned="1">
            <text:p>en forma de una cola, los mandados por el Usuario Conflic</text:p>
          </table:table-cell>
          <table:covered-table-cell/>
        </table:table-row>
        <table:table-row table:style-name="ro2">
          <table:table-cell table:style-name="ce9"/>
          <table:table-cell office:value-type="string" calcext:value-type="string" table:number-columns-spanned="2" table:number-rows-spanned="1">
            <text:p>botón con el icono de flecha</text:p>
          </table:table-cell>
          <table:covered-table-cell/>
          <table:table-cell table:style-name="ce19"/>
          <table:table-cell office:value-type="string" calcext:value-type="string" table:number-columns-spanned="2" table:number-rows-spanned="1">
            <text:p>tuado mostrandose del lado derecho en la parte baja, y en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letras pequeñas pero legibles el rol del usuario en la parte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19"/>
          <table:table-cell office:value-type="string" calcext:value-type="string" table:number-columns-spanned="2" table:number-rows-spanned="1">
            <text:p>alta del mensaje, y al mismo tiempo este mensaje de mos-</text:p>
          </table:table-cell>
          <table:covered-table-cell/>
        </table:table-row>
        <table:table-row table:style-name="ro2">
          <table:table-cell table:style-name="ce7"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trará de la misma forma en el chat de las demás partes co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la diferencia de localizarse en la parte derecha del chat</text:p>
          </table:table-cell>
          <table:covered-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Conciliador publica el Acta de Audiencia</text:p>
          </table:table-cell>
          <table:covered-table-cell/>
          <table:table-cell table:style-name="ce21"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sistema muestra un mensaje en el chat del Usuario Con-</text:p>
          </table:table-cell>
          <table:covered-table-cell table:style-name="Default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1"/>
          <table:table-cell office:value-type="string" calcext:value-type="string" table:number-columns-spanned="2" table:number-rows-spanned="1">
            <text:p>flictuado, el mensaje contiene un link para mostrar el Acta</text:p>
          </table:table-cell>
          <table:covered-table-cell table:style-name="Default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de Audiencia y dos opciones para escoger la postura de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acuerdo al Documento y realizar observaciones al respecto</text:p>
          </table:table-cell>
          <table:covered-table-cell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Usuario Conflictuado escoge alguna de las 2 opciones</text:p>
          </table:table-cell>
          <table:covered-table-cell/>
          <table:table-cell table:style-name="ce9"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desactiva las opciones del mensaje con el Acta</text:p>
          </table:table-cell>
          <table:covered-table-cell/>
        </table:table-row>
        <table:table-row table:style-name="ro2">
          <table:table-cell table:style-name="ce9"/>
          <table:table-cell office:value-type="string" calcext:value-type="string" table:number-columns-spanned="2" table:number-rows-spanned="1">
            <text:p>en el mensaje “Acuerdo” o “Desacuerdo”</text:p>
          </table:table-cell>
          <table:covered-table-cell/>
          <table:table-cell table:style-name="ce9"/>
          <table:table-cell office:value-type="string" calcext:value-type="string" table:number-columns-spanned="2" table:number-rows-spanned="1">
            <text:p>y muestra un mensaje informando que el sistema esperará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a que el otro Usuario Conflictuado escoja su postura</text:p>
          </table:table-cell>
          <table:covered-table-cell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otro Usuario Conflictuado escoge una opción</text:p>
          </table:table-cell>
          <table:covered-table-cell/>
          <table:table-cell table:style-name="ce9"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sistema cambia el texto del mensaje, informa ahora que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se está esperando a que el Conciliador de por terminada la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audiencia de forma manual, de otra manera la Audiencia ter</text:p>
          </table:table-cell>
          <table:covered-table-cell/>
        </table:table-row>
        <table:table-row table:style-name="ro2">
          <table:table-cell table:style-name="ce9"/>
          <table:table-cell table:number-columns-spanned="2" table:number-rows-spanned="1"/>
          <table:covered-table-cell/>
          <table:table-cell table:style-name="ce9"/>
          <table:table-cell office:value-type="string" calcext:value-type="string" table:number-columns-spanned="2" table:number-rows-spanned="1">
            <text:p>minará por si sola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El sistema muestra un mensaje de error debido a un error no identificado no ha permitido al Usuario Conflictuado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 table:number-columns-spanned="5" table:number-rows-spanned="1">
            <text:p>ingresar a la Sala de Audiencia, le pide al Usuario Conflictuado que intente otra vez más tarde</text:p>
          </table:table-cell>
          <table:covered-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El sistema muestra un mensaje de error debido a un error desconocido que no ha permitido publicar el mensaje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 table:number-columns-spanned="5" table:number-rows-spanned="1">
            <text:p>en el chat, el sistema muestra el mensaje en el chat unicamente al Usuario Conflictuado de forma más tenue al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 table:number-columns-spanned="5" table:number-rows-spanned="1">
            <text:p>de los otros mensaje y coloca dos botones en la parte inferior, “Borrar” y “Reintentar”</text:p>
          </table:table-cell>
          <table:covered-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5" table:number-rows-spanned="1">
            <text:p>El sistema muestra un mensaje de advertencia informando al Usuario Conflictuado que el tiempo límite de 10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 table:number-columns-spanned="5" table:number-rows-spanned="1">
            <text:p>minutos para indicar la postura y realizar observaciones al Acta terminó, por lo que su postura se definió como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 table:number-columns-spanned="5" table:number-rows-spanned="1">
            <text:p>en <text:span text:style-name="T6">Desacuerdo</text:span>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13a</text:p>
          </table:table-cell>
          <table:table-cell office:value-type="string" calcext:value-type="string" table:number-columns-spanned="5" table:number-rows-spanned="1">
            <text:p>El sistema muestra un mensaje de advertencia informando al Usuario Conflictuado que el tiempo límite de 5</text:p>
          </table:table-cell>
          <table:covered-table-cell table:number-columns-repeated="4"/>
        </table:table-row>
        <table:table-row table:style-name="ro2">
          <table:table-cell table:style-name="ce24"/>
          <table:table-cell table:style-name="ce27" office:value-type="string" calcext:value-type="string" table:number-columns-spanned="5" table:number-rows-spanned="1">
            <text:p>minutos para que el Conciliador indicar el término de la Audiencia se agotaron, y termino automáticamente</text:p>
          </table:table-cell>
          <table:covered-table-cell table:number-columns-repeated="4" table:style-name="ce58"/>
        </table:table-row>
        <table:table-row table:style-name="ro2">
          <table:table-cell office:value-type="string" calcext:value-type="string">
            <text:p>13b</text:p>
          </table:table-cell>
          <table:table-cell office:value-type="string" calcext:value-type="string" table:number-columns-spanned="5" table:number-rows-spanned="1">
            <text:p>El sistema muestra un mensaje de error debido a un error desconocido que no ha permitido la terminación de la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 table:number-columns-spanned="5" table:number-rows-spanned="1">
            <text:p>Audiencia de forma normal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El tiempo que esperá al mensaje para seleccionar la postura del Usuario Conflictuado sobre el Acta será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 table:number-columns-spanned="5" table:number-rows-spanned="1">
            <text:p>de 10 minutos máximos que empezarán a contar una vez a parezcan en el chat</text:p>
          </table:table-cell>
          <table:covered-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El tiempo que esperá a ser terminada la Audiencia al presionar al botón “Terminar Audiencia” por parte del Con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 table:number-columns-spanned="5" table:number-rows-spanned="1">
            <text:p>ciliador será 5 minutos máximo una vez las dos partes hayan confirmado su postura respecto al Acta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Suspender Audiencia</text:p>
          </table:table-cell>
          <table:covered-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mponer Medida de Apremio</text:p>
          </table:table-cell>
          <table:covered-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Emitir Dictamen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0:57:56.9504752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21:34:36.970662974</dc:date>
    <meta:editing-duration>PT4H53M34S</meta:editing-duration>
    <meta:editing-cycles>59</meta:editing-cycles>
    <meta:generator>LibreOffice/6.2.7.1$Linux_X86_64 LibreOffice_project/20$Build-1</meta:generator>
    <meta:document-statistic meta:table-count="1" meta:cell-count="124" meta:object-count="0"/>
  </office:meta>
</office:document-meta>
</file>